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99d58" officeooo:paragraph-rsid="00199d58" style:font-size-asian="14pt" style:font-weight-asian="bold" style:font-size-complex="14pt" style:font-weight-complex="bold"/>
    </style:style>
    <style:style style:name="P2" style:family="paragraph" style:parent-style-name="Standard">
      <style:text-properties fo:font-weight="bold" officeooo:rsid="00199d58" officeooo:paragraph-rsid="00199d58" style:font-weight-asian="bold" style:font-weight-complex="bold"/>
    </style:style>
    <style:style style:name="P3" style:family="paragraph" style:parent-style-name="Standard">
      <style:text-properties officeooo:rsid="00199d58" officeooo:paragraph-rsid="00199d58"/>
    </style:style>
    <style:style style:name="P4" style:family="paragraph" style:parent-style-name="Standard">
      <style:text-properties fo:font-style="italic" officeooo:rsid="00199d58" officeooo:paragraph-rsid="00199d58" style:font-style-asian="italic" style:font-style-complex="italic"/>
    </style:style>
    <style:style style:name="P5" style:family="paragraph" style:parent-style-name="Standard">
      <style:text-properties style:text-underline-style="none" officeooo:rsid="00199d58" officeooo:paragraph-rsid="00199d58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colo V1.0</text:p>
      <text:p text:style-name="P5"/>
      <text:p text:style-name="P2">Obtiene una copia de archivo en formato csv</text:p>
      <text:p text:style-name="P3">get &lt;path linux like&gt;/&lt;filename&gt;</text:p>
      <text:p text:style-name="P3"/>
      <text:p text:style-name="P2">Moverse entre carpetas</text:p>
      <text:p text:style-name="P3">cd &lt;path linux like&gt;</text:p>
      <text:p text:style-name="P3"/>
      <text:p text:style-name="P2">Borrar carpetas o archivos</text:p>
      <text:p text:style-name="P3">rm &lt;opcional -R&gt;</text:p>
      <text:p text:style-name="P3"/>
      <text:p text:style-name="P2">Crear un archivo</text:p>
      <text:p text:style-name="P3">touch &lt;path linux like&gt;/&lt;filename&gt; -f &lt;formato de registro&gt;</text:p>
      <text:p text:style-name="P3"/>
      <text:p text:style-name="P4">El formato de un campo es &lt;Nombre de Columna&gt;#&lt;Tipo&gt;#&lt;Tamaño&gt;, el formato de registro sería unión de varios formatos de campo mediante</text:p>
      <text:p text:style-name="P4">“;”</text:p>
      <text:p text:style-name="P4">Por ejemplo</text:p>
      <text:p text:style-name="P4">Nombre#string#64;Apellido#string#64;Edad#int#4</text:p>
      <text:p text:style-name="P3"/>
      <text:p text:style-name="P2">Conectarse</text:p>
      <text:p text:style-name="P3">connect &lt;IP&gt;:&lt;Puerto&gt; &lt;nombre usuario&gt; &lt;security key&gt; &lt;disk group ID&gt;</text:p>
      <text:p text:style-name="P3"/>
      <text:p text:style-name="P2">Crear usuario</text:p>
      <text:p text:style-name="P3">adduser &lt;IP&gt;:&lt;Puerto&gt; &lt;nombre usuario&gt; &lt;security key&gt; &lt;disk group ID&gt;</text:p>
      <text:p text:style-name="P3"/>
      <text:p text:style-name="P2">Abre un archivo para borrado, modificación o agregar registros</text:p>
      <text:p text:style-name="P3">openfile &lt;path linux like&gt;/&lt;filename&gt;</text:p>
      <text:p text:style-name="P3"/>
      <text:p text:style-name="P2">Para agregar un registro al final, retorna él # de registro</text:p>
      <text:p text:style-name="P3">appendReg &lt;registro, los valores de los campos están separados por #&gt;</text:p>
      <text:p text:style-name="P3"/>
      <text:p text:style-name="P2">Para borrar un registro</text:p>
      <text:p text:style-name="P3">delReg &lt;numero de registro&gt;</text:p>
      <text:p text:style-name="P3"/>
      <text:p text:style-name="P2">Para modificar un registro</text:p>
      <text:p text:style-name="P3">write <text:s/>&lt;registro, los valores de los campos están separados por #&gt; &lt;numero de registro&gt;</text:p>
      <text:p text:style-name="P3"/>
      <text:p text:style-name="P2">Para mover el puntero de archivo</text:p>
      <text:p text:style-name="P3">seek &lt;numero de registro&gt;</text:p>
      <text:p text:style-name="P3"/>
      <text:p text:style-name="P2">Para escribir un registro dónde se encuentra el puntero</text:p>
      <text:p text:style-name="P3">write <text:s/>&lt;registro, los valores de los campos están separados por #&gt;</text:p>
      <text:p text:style-name="P3"/>
      <text:p text:style-name="P2">Para borrar un registro dónde se encuentra el puntero</text:p>
      <text:p text:style-name="P3">delReg</text:p>
      <text:p text:style-name="P3"/>
      <text:p text:style-name="P3"/>
      <text:p text:style-name="P2"/>
      <text:p text:style-name="P2"><text:soft-page-break/>Para agregar un registro en el lugar dónde se encuentra el puntero</text:p>
      <text:p text:style-name="P3">addReg &lt;registro, los valores de los campos están separados por #&gt;</text:p>
      <text:p text:style-name="P3"/>
      <text:p text:style-name="P2">Para leer un registro, retorna el registro en formato CSV</text:p>
      <text:p text:style-name="P3">read &lt;# registro&gt;</text:p>
      <text:p text:style-name="P3"/>
      <text:p text:style-name="P2">Para leer un registro dónde se encuentra el puntero, retorna el registro en formato CSV</text:p>
      <text:p text:style-name="P3">read</text:p>
      <text:p text:style-name="P3"/>
      <text:p text:style-name="P2">Para cerrar la conexión o un archivo</text:p>
      <text:p text:style-name="P3">close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Loaiza</meta:initial-creator>
    <meta:creation-date>2013-05-06T15:19:32</meta:creation-date>
    <dc:date>2013-05-06T16:01:36</dc:date>
    <dc:creator>Joseph Loaiza</dc:creator>
    <meta:editing-duration>P0D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2" meta:paragraph-count="39" meta:word-count="246" meta:character-count="1569" meta:non-whitespace-character-count="1359"/>
  </office:meta>
</office:document-meta>
</file>